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order="solid #c0c0c0" style:wrap="run-through" style:number-wrapped-paragraphs="no-limit" style:vertical-pos="from-top" style:horizontal-pos="from-left" style:horizontal-rel="paragraph"/>
    </style:style>
    <style:style style:name="gr3" style:family="graphic">
      <style:graphic-properties fo:border="solid #c0c0c0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ular" form:apply-filter="true" form:command-type="table" form:control-implementation="ooo:com.sun.star.form.component.Form" office:target-frame="" xlink:href="" xlink:type="simple">
          <form:text form:name="Textfeld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2" svg:width="8.573cm" svg:height="1.138cm" svg:x="1.575cm" svg:y="0.146cm" draw:control="control1"/></text:p>
      <text:p text:style-name="Standard">Name: </text:p>
      <text:p text:style-name="Standard"/>
      <text:p text:style-name="Standard"/>
      <text:p text:style-name="Standard">Street: <text:s text:c="4"/><draw:control text:anchor-type="as-char" svg:y="-0.684cm" draw:z-index="1" draw:style-name="gr2" draw:text-style-name="P2" svg:width="8.672cm" svg:height="1.031cm" draw:control="control2"/></text:p>
      <text:p text:style-name="Standard"/>
      <text:p text:style-name="Standard"/>
      <text:p text:style-name="Standard">City: <text:s text:c="6"/><draw:control text:anchor-type="as-char" draw:z-index="2" draw:style-name="gr3" draw:text-style-name="P2" svg:width="8.573cm" svg:height="1.165cm" draw:control="control3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23T17:59:35.32</meta:creation-date>
    <meta:document-statistic meta:table-count="0" meta:image-count="0" meta:object-count="0" meta:page-count="1" meta:paragraph-count="3" meta:word-count="3" meta:character-count="32"/>
    <dc:date>2022-05-23T18:07:28.64</dc:date>
    <meta:editing-duration>PT7M53S</meta:editing-duration>
    <meta:editing-cycles>1</meta:editing-cycles>
    <meta:generator>OpenOffice/4.1.11$Win32 OpenOffice.org_project/4111m1$Build-9808</meta:generator>
  </office:meta>
</office:document-meta>
</file>